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Code Medium1" svg:font-family="'Fira Code Medium'" style:font-adornments="Normale" style:font-family-generic="modern" style:font-pitch="fixed"/>
    <style:font-face style:name="Fira Code Medium" svg:font-family="'Fira Code Medium'" style:font-adornments="Normale" style:font-family-generic="modern" style:font-pitch="variable"/>
    <style:font-face style:name="Fira Code Medium2" svg:font-family="'Fira Code Medium'" style:font-family-generic="roman" style:font-pitch="variable"/>
    <style:font-face style:name="Fira Code Medium3" svg:font-family="'Fira Code Medium'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4" draw:gradient-step-count="0" draw:textarea-horizontal-align="justify" draw:textarea-vertical-align="middle" draw:auto-grow-height="false" fo:min-height="5.51cm" fo:min-width="9.7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redefinito-subtitle">
      <style:graphic-properties draw:fill-color="#ffffff" draw:auto-grow-height="true" fo:min-height="5.76cm" draw:shadow="visible" draw:shadow-offset-x="0.1cm" draw:shadow-offset-y="0.1cm" draw:shadow-color="#333333"/>
      <style:paragraph-properties style:writing-mode="lr-tb"/>
    </style:style>
    <style:style style:name="pr2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gradient-name="Gradient_20_4" draw:gradient-step-count="0"/>
      <style:paragraph-properties fo:text-align="center"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style:text-outline="false" fo:font-size="40pt" fo:text-shadow="none" fo:font-weight="normal" style:font-size-asian="32pt" style:font-size-complex="32pt" style:font-relief="none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text-outline="false" fo:font-size="40pt" fo:language="en" fo:country="GB" fo:text-shadow="none" fo:font-weight="normal" style:font-size-asian="32pt" style:font-size-complex="32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.24cm" svg:height="5.7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0.24cm" svg:height="5.76cm" svg:x="0cm" svg:y="0cm" presentation:class="subtitle" presentation:user-transformed="true">
          <draw:text-box>
            <text:p><text:span text:style-name="T1">Fifth</text:span></text:p>
            <text:p><text:span text:style-name="T1">Generated</text:span></text:p>
            <text:p><text:span text:style-name="T1">Tun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Code Medium1" svg:font-family="'Fira Code Medium'" style:font-adornments="Normale" style:font-family-generic="modern" style:font-pitch="fixed"/>
    <style:font-face style:name="Fira Code Medium" svg:font-family="'Fira Code Medium'" style:font-adornments="Normale" style:font-family-generic="modern" style:font-pitch="variable"/>
    <style:font-face style:name="Fira Code Medium2" svg:font-family="'Fira Code Medium'" style:font-family-generic="roman" style:font-pitch="variable"/>
    <style:font-face style:name="Fira Code Medium3" svg:font-family="'Fira Code Medium'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00a933" draw:end-color="#158466" draw:start-intensity="100%" draw:end-intensity="100%" draw:angle="30deg" draw:border="0%"/>
    <draw:gradient draw:name="Gradient_20_4" draw:display-name="Gradient 4" draw:style="linear" draw:start-color="#81d41a" draw:end-color="#00a933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loext:opacity="100%" style:text-outline="true" style:text-line-through-style="none" style:text-line-through-type="none" style:font-name="Fira Code Medium1" fo:font-family="'Fira Code Medium'" style:font-style-name="Normale" style:font-family-generic="modern" style:font-pitch="fixed" fo:font-size="60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.699999809265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45cm" fo:margin-bottom="0cm" fo:text-indent="0cm"/>
      <style:text-properties fo:font-size="10.199999809265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109cm" fo:margin-bottom="0cm" fo:text-indent="0cm"/>
      <style:text-properties fo:font-size="8.80000019073486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072cm" fo:margin-bottom="0cm" fo:text-indent="0cm"/>
      <style:text-properties fo:font-size="7.30000019073486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Code Medium1" fo:font-family="'Fira Code Medium'" style:font-style-name="Normale" style:font-family-generic="modern" style:font-pitch="fixed" fo:font-size="7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.24cm" fo:page-height="5.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9.216cm" svg:height="0.961cm" svg:x="0.512cm" svg:y="0.229cm" presentation:class="title" presentation:placeholder="true">
        <draw:text-box/>
      </draw:frame>
      <draw:frame presentation:style-name="Predefinito-outline1" draw:layer="backgroundobjects" svg:width="9.216cm" svg:height="3.34cm" svg:x="0.512cm" svg:y="1.347cm" presentation:class="outline" presentation:placeholder="true">
        <draw:text-box/>
      </draw:frame>
      <draw:frame presentation:style-name="Mpr1" draw:text-style-name="MP2" draw:layer="backgroundobjects" svg:width="2.386cm" svg:height="0.397cm" svg:x="0.512cm" svg:y="5.2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246cm" svg:height="0.397cm" svg:x="3.502cm" svg:y="5.2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86cm" svg:height="0.397cm" svg:x="7.342cm" svg:y="5.247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3T22:12:52.602000000</meta:creation-date>
    <dc:date>2024-04-25T19:33:52.882000000</dc:date>
    <meta:editing-duration>PT14M</meta:editing-duration>
    <meta:editing-cycles>5</meta:editing-cycles>
    <meta:generator>LibreOffice/7.0.3.1$Windows_X86_64 LibreOffice_project/d7547858d014d4cf69878db179d326fc3483e082</meta:generator>
    <meta:document-statistic meta:object-count="25"/>
  </office:meta>
</office:document-meta>
</file>